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F0" style:family="paragraph">
      <style:paragraph-properties fo:break-before="page" fo:text-align="center"/>
      <style:text-properties fo:font-size="14pt" style:font-size-asian="14pt"/>
    </style:style>
    <style:style style:name="P3" style:parent-style-name="Textbody" style:family="paragraph">
      <style:paragraph-properties fo:text-align="center"/>
    </style:style>
    <style:style style:name="P4" style:parent-style-name="Textbody" style:family="paragraph">
      <style:paragraph-properties fo:text-align="center"/>
      <style:text-properties fo:font-size="14pt" style:font-size-asian="14pt"/>
    </style:style>
    <style:style style:name="P5" style:parent-style-name="Textbody" style:family="paragraph">
      <style:paragraph-properties fo:text-align="center"/>
      <style:text-properties fo:font-size="14pt" style:font-size-asian="14pt"/>
    </style:style>
    <style:style style:name="P6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7" style:parent-style-name="Textbody" style:family="paragraph">
      <style:paragraph-properties fo:text-align="center"/>
      <style:text-properties fo:font-size="14pt" style:font-size-asian="14pt" fo:language="ru" fo:country="RU"/>
    </style:style>
    <style:style style:name="P8" style:parent-style-name="Textbody" style:family="paragraph">
      <style:paragraph-properties fo:text-align="center"/>
    </style:style>
    <style:style style:name="P9" style:parent-style-name="Textbody" style:family="paragraph">
      <style:paragraph-properties fo:text-align="center"/>
    </style:style>
    <style:style style:name="P10" style:parent-style-name="Textbody" style:family="paragraph">
      <style:paragraph-properties fo:text-align="center"/>
    </style:style>
    <style:style style:name="P11" style:parent-style-name="Textbody" style:family="paragraph">
      <style:paragraph-properties fo:text-align="center"/>
    </style:style>
    <style:style style:name="P12" style:parent-style-name="Textbody" style:family="paragraph">
      <style:paragraph-properties fo:text-align="center"/>
    </style:style>
    <style:style style:name="P13" style:parent-style-name="Textbody" style:family="paragraph">
      <style:paragraph-properties fo:text-align="center"/>
    </style:style>
    <style:style style:name="P14" style:parent-style-name="Textbody" style:family="paragraph">
      <style:paragraph-properties fo:text-align="center"/>
    </style:style>
    <style:style style:name="P15" style:parent-style-name="Textbody" style:family="paragraph">
      <style:paragraph-properties fo:text-align="center"/>
    </style:style>
    <style:style style:name="P16" style:parent-style-name="Textbody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fo:font-size="16pt" style:font-size-asian="16pt"/>
    </style:style>
    <style:style style:name="T18" style:parent-style-name="Основнойшрифтабзаца" style:family="text">
      <style:text-properties fo:font-weight="bold" style:font-weight-asian="bold" fo:font-size="16pt" style:font-size-asian="16pt" fo:language="en" fo:country="US"/>
    </style:style>
    <style:style style:name="T19" style:parent-style-name="Основнойшрифтабзаца" style:family="text">
      <style:text-properties fo:font-weight="bold" style:font-weight-asian="bold" fo:font-size="16pt" style:font-size-asian="16pt"/>
    </style:style>
    <style:style style:name="P20" style:parent-style-name="Textbody" style:family="paragraph">
      <style:paragraph-properties fo:text-align="center"/>
    </style:style>
    <style:style style:name="P21" style:parent-style-name="Textbody" style:family="paragraph">
      <style:paragraph-properties fo:text-align="center"/>
    </style:style>
    <style:style style:name="T22" style:parent-style-name="Основнойшрифтабзаца" style:family="text">
      <style:text-properties fo:font-size="14pt" style:font-size-asian="14pt"/>
    </style:style>
    <style:style style:name="T23" style:parent-style-name="Основнойшрифтабзаца" style:family="text">
      <style:text-properties fo:font-size="14pt" style:font-size-asian="14pt" fo:language="ru" fo:country="RU"/>
    </style:style>
    <style:style style:name="T24" style:parent-style-name="Основнойшрифтабзаца" style:family="text">
      <style:text-properties fo:font-size="14pt" style:font-size-asian="14pt"/>
    </style:style>
    <style:style style:name="P25" style:parent-style-name="Textbody" style:family="paragraph">
      <style:paragraph-properties fo:text-align="center"/>
    </style:style>
    <style:style style:name="P26" style:parent-style-name="Textbody" style:family="paragraph">
      <style:paragraph-properties fo:text-align="center"/>
    </style:style>
    <style:style style:name="P27" style:parent-style-name="Textbody" style:family="paragraph">
      <style:paragraph-properties fo:text-align="center"/>
    </style:style>
    <style:style style:name="T28" style:parent-style-name="Основнойшрифтабзаца" style:family="text">
      <style:text-properties fo:font-weight="bold" style:font-weight-asian="bold" fo:font-size="14pt" style:font-size-asian="14pt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T34" style:parent-style-name="Основнойшрифтабзаца" style:family="text">
      <style:text-properties fo:font-size="14pt" style:font-size-asian="14pt"/>
    </style:style>
    <style:style style:name="T35" style:parent-style-name="Основнойшрифтабзаца" style:family="text">
      <style:text-properties fo:font-size="14pt" style:font-size-asian="14pt" fo:language="ru" fo:country="RU"/>
    </style:style>
    <style:style style:name="T36" style:parent-style-name="Основнойшрифтабзаца" style:family="text">
      <style:text-properties fo:font-size="14pt" style:font-size-asian="14pt" fo:language="ru" fo:country="RU"/>
    </style:style>
    <style:style style:name="T37" style:parent-style-name="Основнойшрифтабзаца" style:family="text">
      <style:text-properties fo:font-size="14pt" style:font-size-asian="14pt" fo:language="ru" fo:country="RU"/>
    </style:style>
    <style:style style:name="T38" style:parent-style-name="Основнойшрифтабзаца" style:family="text">
      <style:text-properties fo:font-size="14pt" style:font-size-asian="14pt"/>
    </style:style>
    <style:style style:name="T39" style:parent-style-name="Основнойшрифтабзаца" style:family="text">
      <style:text-properties fo:font-size="14pt" style:font-size-asian="14pt"/>
    </style:style>
    <style:style style:name="T40" style:parent-style-name="Основнойшрифтабзаца" style:family="text">
      <style:text-properties fo:font-size="14pt" style:font-size-asian="14pt"/>
    </style:style>
    <style:style style:name="T41" style:parent-style-name="Основнойшрифтабзаца" style:family="text">
      <style:text-properties fo:font-size="14pt" style:font-size-asian="14pt"/>
    </style:style>
    <style:style style:name="T42" style:parent-style-name="Основнойшрифтабзаца" style:family="text">
      <style:text-properties fo:font-size="14pt" style:font-size-asian="14pt"/>
    </style:style>
    <style:style style:name="T43" style:parent-style-name="Основнойшрифтабзаца" style:family="text">
      <style:text-properties fo:font-size="14pt" style:font-size-asian="14pt" fo:language="ru" fo:country="RU"/>
    </style:style>
    <style:style style:name="P44" style:parent-style-name="Textbody" style:family="paragraph">
      <style:paragraph-properties fo:text-align="justify"/>
    </style:style>
    <style:style style:name="T45" style:parent-style-name="Основнойшрифтабзаца" style:family="text">
      <style:text-properties fo:font-size="14pt" style:font-size-asian="14pt"/>
    </style:style>
    <style:style style:name="T46" style:parent-style-name="Основнойшрифтабзаца" style:family="text">
      <style:text-properties fo:font-size="14pt" style:font-size-asian="14pt"/>
    </style:style>
    <style:style style:name="T47" style:parent-style-name="Основнойшрифтабзаца" style:family="text">
      <style:text-properties fo:font-size="14pt" style:font-size-asian="14pt"/>
    </style:style>
    <style:style style:name="T48" style:parent-style-name="Основнойшрифтабзаца" style:family="text">
      <style:text-properties fo:font-size="14pt" style:font-size-asian="14pt"/>
    </style:style>
    <style:style style:name="T49" style:parent-style-name="Основнойшрифтабзаца" style:family="text">
      <style:text-properties fo:font-size="14pt" style:font-size-asian="14pt"/>
    </style:style>
    <style:style style:name="T50" style:parent-style-name="Основнойшрифтабзаца" style:family="text">
      <style:text-properties fo:font-size="14pt" style:font-size-asian="14pt"/>
    </style:style>
    <style:style style:name="T51" style:parent-style-name="Основнойшрифтабзаца" style:family="text">
      <style:text-properties fo:font-size="14pt" style:font-size-asian="14pt"/>
    </style:style>
    <style:style style:name="T52" style:parent-style-name="Основнойшрифтабзаца" style:family="text">
      <style:text-properties fo:font-size="14pt" style:font-size-asian="14pt"/>
    </style:style>
    <style:style style:name="T53" style:parent-style-name="Основнойшрифтабзаца" style:family="text">
      <style:text-properties fo:font-size="14pt" style:font-size-asian="14pt"/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size="14pt" style:font-size-asian="14pt"/>
    </style:style>
    <style:style style:name="T56" style:parent-style-name="Основнойшрифтабзаца" style:family="text">
      <style:text-properties fo:font-size="14pt" style:font-size-asian="14pt"/>
    </style:style>
    <style:style style:name="T57" style:parent-style-name="Основнойшрифтабзаца" style:family="text">
      <style:text-properties fo:font-size="14pt" style:font-size-asian="14pt"/>
    </style:style>
    <style:style style:name="P58" style:parent-style-name="Textbody" style:family="paragraph">
      <style:paragraph-properties fo:text-align="justify"/>
    </style:style>
    <style:style style:name="T59" style:parent-style-name="Основнойшрифтабзаца" style:family="text">
      <style:text-properties fo:font-size="14pt" style:font-size-asian="14pt"/>
    </style:style>
    <style:style style:name="T60" style:parent-style-name="Основнойшрифтабзаца" style:family="text">
      <style:text-properties fo:font-size="14pt" style:font-size-asian="14pt"/>
    </style:style>
    <style:style style:name="T61" style:parent-style-name="Основнойшрифтабзаца" style:family="text">
      <style:text-properties fo:font-size="14pt" style:font-size-asian="14pt"/>
    </style:style>
    <style:style style:name="T62" style:parent-style-name="Основнойшрифтабзаца" style:family="text">
      <style:text-properties fo:font-size="14pt" style:font-size-asian="14pt"/>
    </style:style>
    <style:style style:name="T63" style:parent-style-name="Основнойшрифтабзаца" style:family="text">
      <style:text-properties fo:font-size="14pt" style:font-size-asian="14pt"/>
    </style:style>
    <style:style style:name="T64" style:parent-style-name="Основнойшрифтабзаца" style:family="text">
      <style:text-properties fo:font-size="14pt" style:font-size-asian="14pt"/>
    </style:style>
    <style:style style:name="T65" style:parent-style-name="Основнойшрифтабзаца" style:family="text">
      <style:text-properties fo:font-size="14pt" style:font-size-asian="14pt"/>
    </style:style>
    <style:style style:name="T66" style:parent-style-name="Основнойшрифтабзаца" style:family="text">
      <style:text-properties fo:font-size="14pt" style:font-size-asian="14pt"/>
    </style:style>
    <style:style style:name="T67" style:parent-style-name="Основнойшрифтабзаца" style:family="text">
      <style:text-properties fo:font-size="14pt" style:font-size-asian="14pt"/>
    </style:style>
    <style:style style:name="T68" style:parent-style-name="Основнойшрифтабзаца" style:family="text">
      <style:text-properties fo:font-size="14pt" style:font-size-asian="14pt"/>
    </style:style>
    <style:style style:name="T69" style:parent-style-name="Основнойшрифтабзаца" style:family="text">
      <style:text-properties fo:font-size="14pt" style:font-size-asian="14pt" fo:language="ru" fo:country="RU"/>
    </style:style>
    <style:style style:name="T70" style:parent-style-name="Основнойшрифтабзаца" style:family="text">
      <style:text-properties fo:font-size="14pt" style:font-size-asian="14pt"/>
    </style:style>
    <style:style style:name="T71" style:parent-style-name="Основнойшрифтабзаца" style:family="text">
      <style:text-properties fo:font-size="14pt" style:font-size-asian="14pt" fo:language="ru" fo:country="RU"/>
    </style:style>
    <style:style style:name="T72" style:parent-style-name="Основнойшрифтабзаца" style:family="text">
      <style:text-properties fo:font-size="14pt" style:font-size-asian="14pt"/>
    </style:style>
    <style:style style:name="P73" style:parent-style-name="Textbody" style:family="paragraph">
      <style:paragraph-properties fo:text-align="center"/>
    </style:style>
    <style:style style:name="P74" style:parent-style-name="Textbody" style:family="paragraph">
      <style:paragraph-properties fo:text-align="center"/>
    </style:style>
    <style:style style:name="P75" style:parent-style-name="Textbody" style:family="paragraph">
      <style:paragraph-properties fo:text-align="center"/>
    </style:style>
    <style:style style:name="P76" style:parent-style-name="Textbody" style:family="paragraph">
      <style:paragraph-properties fo:text-align="center"/>
    </style:style>
    <style:style style:name="P77" style:parent-style-name="Textbody" style:family="paragraph">
      <style:paragraph-properties fo:text-align="center"/>
    </style:style>
    <style:style style:name="P78" style:parent-style-name="Textbody" style:family="paragraph">
      <style:paragraph-properties fo:text-align="center"/>
    </style:style>
    <style:style style:name="P79" style:parent-style-name="Textbody" style:family="paragraph">
      <style:paragraph-properties fo:text-align="center"/>
    </style:style>
    <style:style style:name="P80" style:parent-style-name="Textbody" style:family="paragraph">
      <style:paragraph-properties fo:text-align="center"/>
    </style:style>
    <style:style style:name="T81" style:parent-style-name="Основнойшрифтабзаца" style:family="text">
      <style:text-properties fo:font-size="14pt" style:font-size-asian="14pt"/>
    </style:style>
    <style:style style:name="T82" style:parent-style-name="Основнойшрифтабзаца" style:family="text">
      <style:text-properties fo:font-size="14pt" style:font-size-asian="14pt" fo:language="ru" fo:country="RU"/>
    </style:style>
    <style:style style:name="P83" style:parent-style-name="Textbody" style:family="paragraph">
      <style:paragraph-properties fo:text-align="center"/>
      <style:text-properties fo:font-weight="bold" style:font-weight-asian="bold" fo:font-size="14pt" style:font-size-asian="14pt"/>
    </style:style>
    <style:style style:name="P84" style:parent-style-name="Textbody" style:family="paragraph">
      <style:paragraph-properties fo:text-align="center"/>
    </style:style>
    <style:style style:name="P85" style:parent-style-name="Textbody" style:family="paragraph">
      <style:paragraph-properties fo:text-align="justify" fo:line-height="200%"/>
    </style:style>
    <style:style style:name="T86" style:parent-style-name="Основнойшрифтабзаца" style:family="text">
      <style:text-properties fo:font-size="14pt" style:font-size-asian="14pt" fo:language="ru" fo:country="RU"/>
    </style:style>
    <style:style style:name="T87" style:parent-style-name="Основнойшрифтабзаца" style:family="text">
      <style:text-properties fo:font-size="14pt" style:font-size-asian="14pt"/>
    </style:style>
    <style:style style:name="P88" style:parent-style-name="Основнойтекст2" style:family="paragraph">
      <style:paragraph-properties fo:text-indent="0.3937in"/>
    </style:style>
    <style:style style:name="T89" style:parent-style-name="Основнойшрифтабзаца" style:family="text">
      <style:text-properties fo:letter-spacing="-0.0027in" fo:font-size="14pt" style:font-size-asian="14pt" style:font-size-complex="14pt"/>
    </style:style>
    <style:style style:name="P90" style:parent-style-name="Основнойтекст2" style:family="paragraph">
      <style:paragraph-properties fo:text-indent="0.3937in"/>
    </style:style>
    <style:style style:name="P91" style:parent-style-name="Textbody" style:family="paragraph">
      <style:paragraph-properties fo:text-align="justify" fo:text-indent="0.3937in"/>
    </style:style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fo:font-size="14pt" style:font-size-asian="14pt" style:font-size-complex="14pt"/>
    </style:style>
    <style:style style:name="T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T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fo:font-size="14pt" style:font-size-asian="14pt" style:font-size-complex="14pt" fo:language="ru" fo:country="RU"/>
    </style:style>
    <style:style style:name="P100" style:parent-style-name="Textbody" style:family="paragraph">
      <style:paragraph-properties fo:line-height="200%"/>
      <style:text-properties fo:font-size="14pt" style:font-size-asian="14pt"/>
    </style:style>
    <style:style style:name="P101" style:parent-style-name="Textbody" style:family="paragraph">
      <style:paragraph-properties fo:text-indent="0.4902in"/>
    </style:style>
    <style:style style:name="T102" style:parent-style-name="Основнойшрифтабзаца" style:family="text">
      <style:text-properties fo:font-size="14pt" style:font-size-asian="14pt" fo:language="ru" fo:country="RU"/>
    </style:style>
    <style:style style:name="P103" style:parent-style-name="Textbody" style:family="paragraph">
      <style:text-properties fo:font-size="14pt" style:font-size-asian="14pt"/>
    </style:style>
    <style:style style:name="T104" style:parent-style-name="Основнойшрифтабзаца" style:family="text">
      <style:text-properties fo:font-size="14pt" style:font-size-asian="14pt" fo:language="ru" fo:country="RU"/>
    </style:style>
    <style:style style:name="T105" style:parent-style-name="Основнойшрифтабзаца" style:family="text">
      <style:text-properties fo:font-size="14pt" style:font-size-asian="14pt" fo:language="en" fo:country="US"/>
    </style:style>
    <style:style style:name="T106" style:parent-style-name="Основнойшрифтабзаца" style:family="text">
      <style:text-properties fo:font-size="14pt" style:font-size-asian="14pt" fo:language="en" fo:country="US"/>
    </style:style>
    <style:style style:name="P10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1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1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3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13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7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14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1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19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0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2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2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1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ru" fo:country="RU" style:language-complex="ar" style:country-complex="SA"/>
    </style:style>
    <style:style style:name="T2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T22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ru" fo:country="RU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22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2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226" style:parent-style-name="Textbody" style:family="paragraph">
      <style:text-properties fo:font-size="14pt" style:font-size-asian="14pt" fo:language="ru" fo:country="RU"/>
    </style:style>
    <style:style style:name="T227" style:parent-style-name="Основнойшрифтабзаца" style:family="text">
      <style:text-properties fo:font-size="14pt" style:font-size-asian="14pt" fo:language="ru" fo:country="RU"/>
    </style:style>
    <style:style style:name="T228" style:parent-style-name="Основнойшрифтабзаца" style:family="text">
      <style:text-properties fo:font-size="14pt" style:font-size-asian="14pt" fo:language="en" fo:country="US"/>
    </style:style>
    <style:style style:name="T229" style:parent-style-name="Основнойшрифтабзаца" style:family="text">
      <style:text-properties fo:font-size="14pt" style:font-size-asian="14pt" fo:language="en" fo:country="US"/>
    </style:style>
    <style:style style:name="T230" style:parent-style-name="Основнойшрифтабзаца" style:family="text">
      <style:text-properties fo:font-size="14pt" style:font-size-asian="14pt" fo:language="en" fo:country="US"/>
    </style:style>
    <style:style style:name="P2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3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3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4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2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1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style:text-underline-type="single" style:text-underline-style="solid" style:text-underline-width="auto" style:text-underline-mode="continuous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69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3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2A00FF" style:letter-kerning="false" fo:font-size="10pt" style:font-size-asian="10pt" style:font-size-complex="10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language="en" fo:country="US" style:language-complex="ar" style:country-complex="SA"/>
    </style:style>
    <style:style style:name="T2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4" style:parent-style-name="Основнойшрифтабзаца" style:family="text">
      <style:text-properties style:font-name="Consolas" style:font-name-complex="Consolas" fo:font-style="italic" style:font-style-asian="italic" style:font-style-complex="italic" fo:color="#000000" style:letter-kerning="false" fo:font-size="10pt" style:font-size-asian="10pt" style:font-size-complex="10pt" fo:language="en" fo:country="US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2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0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1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3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2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3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3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3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4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5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6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6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3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8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3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39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0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1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1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3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4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4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4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4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5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6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6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3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7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7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nsolas" style:font-name-complex="Consolas" fo:color="#0000C0" style:letter-kerning="false" fo:font-size="10pt" style:font-size-asian="10pt" style:font-size-complex="10pt" fo:background-color="#C0C0C0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8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48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8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5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49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0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0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0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1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1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2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29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1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3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3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3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3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3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3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4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4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4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5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5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5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58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5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0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6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6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6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6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6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2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7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4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7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7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7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7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7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1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8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4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6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8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8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8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style:letter-kerning="false" fo:font-size="10pt" style:font-size-asian="10pt" style:font-size-complex="10pt" fo:language="en" fo:country="US" style:language-complex="ar" style:country-complex="SA" fo:hyphenate="true"/>
    </style:style>
    <style:style style:name="P59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3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4" style:parent-style-name="Основнойшрифтабзаца" style:family="text">
      <style:text-properties style:font-name="Consolas" style:font-name-complex="Consolas" fo:font-weight="bold" style:font-weight-asian="bold" style:font-weight-complex="bold" fo:color="#7F0055" style:letter-kerning="false" fo:font-size="10pt" style:font-size-asian="10pt" style:font-size-complex="10pt" fo:language="en" fo:country="US" style:language-complex="ar" style:country-complex="SA"/>
    </style:style>
    <style:style style:name="T595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596" style:parent-style-name="Основнойшрифтабзаца" style:family="text">
      <style:text-properties style:font-name="Consolas" style:font-name-complex="Consolas" fo:color="#6A3E3E" style:letter-kerning="false" fo:font-size="10pt" style:font-size-asian="10pt" style:font-size-complex="10pt" fo:language="en" fo:country="US" style:language-complex="ar" style:country-complex="SA"/>
    </style:style>
    <style:style style:name="T597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P59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99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en" fo:country="US" style:language-complex="ar" style:country-complex="SA"/>
    </style:style>
    <style:style style:name="T600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6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02" style:parent-style-name="Основнойшрифтабзаца" style:family="text">
      <style:text-properties style:font-name="Consolas" style:font-name-complex="Consolas" fo:color="#000000" style:letter-kerning="false" fo:font-size="10pt" style:font-size-asian="10pt" style:font-size-complex="10pt" fo:language="ru" fo:country="RU" style:language-complex="ar" style:country-complex="SA"/>
    </style:style>
    <style:style style:name="P603" style:parent-style-name="Textbody" style:family="paragraph">
      <style:paragraph-properties fo:line-height="200%"/>
      <style:text-properties fo:font-size="14pt" style:font-size-asian="14pt"/>
    </style:style>
    <style:style style:name="P604" style:parent-style-name="Textbody" style:family="paragraph">
      <style:paragraph-properties fo:text-align="justify" fo:text-indent="0.3937in"/>
    </style:style>
    <style:style style:name="T605" style:parent-style-name="Основнойшрифтабзаца" style:family="text">
      <style:text-properties fo:font-size="14pt" style:font-size-asian="14pt" fo:language="ru" fo:country="RU"/>
    </style:style>
    <style:style style:name="T606" style:parent-style-name="Основнойшрифтабзаца" style:family="text">
      <style:text-properties fo:font-size="14pt" style:font-size-asian="14pt" fo:language="ru" fo:country="RU"/>
    </style:style>
    <style:style style:name="T607" style:parent-style-name="Основнойшрифтабзаца" style:family="text">
      <style:text-properties fo:font-size="14pt" style:font-size-asian="14pt" fo:language="ru" fo:country="RU"/>
    </style:style>
    <style:style style:name="T608" style:parent-style-name="Основнойшрифтабзаца" style:family="text">
      <style:text-properties fo:font-size="14pt" style:font-size-asian="14pt" fo:language="ru" fo:country="RU"/>
    </style:style>
    <style:style style:name="T609" style:parent-style-name="Основнойшрифтабзаца" style:family="text">
      <style:text-properties fo:font-size="14pt" style:font-size-asian="14pt" fo:language="ru" fo:country="RU"/>
    </style:style>
    <style:style style:name="T610" style:parent-style-name="Основнойшрифтабзаца" style:family="text">
      <style:text-properties fo:font-size="14pt" style:font-size-asian="14pt" fo:language="ru" fo:country="RU"/>
    </style:style>
    <style:style style:name="T611" style:parent-style-name="Основнойшрифтабзаца" style:family="text">
      <style:text-properties fo:font-size="14pt" style:font-size-asian="14pt" fo:language="en" fo:country="US"/>
    </style:style>
    <style:style style:name="T612" style:parent-style-name="Основнойшрифтабзаца" style:family="text">
      <style:text-properties fo:font-size="14pt" style:font-size-asian="14pt" fo:language="ru" fo:country="RU"/>
    </style:style>
    <style:style style:name="T613" style:parent-style-name="Основнойшрифтабзаца" style:family="text">
      <style:text-properties fo:font-size="14pt" style:font-size-asian="14pt" fo:language="ru" fo:country="RU"/>
    </style:style>
    <style:style style:name="T614" style:parent-style-name="Основнойшрифтабзаца" style:family="text">
      <style:text-properties fo:font-size="14pt" style:font-size-asian="14pt" fo:language="en" fo:country="US"/>
    </style:style>
    <style:style style:name="T615" style:parent-style-name="Основнойшрифтабзаца" style:family="text">
      <style:text-properties fo:font-size="14pt" style:font-size-asian="14pt" fo:language="ru" fo:country="RU"/>
    </style:style>
    <style:style style:name="T616" style:parent-style-name="Основнойшрифтабзаца" style:family="text">
      <style:text-properties fo:font-size="14pt" style:font-size-asian="14pt" fo:language="ru" fo:country="RU"/>
    </style:style>
    <style:style style:name="T617" style:parent-style-name="Основнойшрифтабзаца" style:family="text">
      <style:text-properties fo:font-size="14pt" style:font-size-asian="14pt" fo:language="ru" fo:country="RU"/>
    </style:style>
    <style:style style:name="T618" style:parent-style-name="Основнойшрифтабзаца" style:family="text">
      <style:text-properties fo:font-size="14pt" style:font-size-asian="14pt" fo:language="ru" fo:country="RU"/>
    </style:style>
  </office:automatic-styles>
  <office:body>
    <office:text text:use-soft-page-breaks="true">
      <text:p text:style-name="P1">Министерство образования и науки РФ</text:p>
      <text:p text:style-name="P3"> </text:p>
      <text:p text:style-name="P4">ФГАОУ ВО «Уральский федеральный университет</text:p>
      <text:p text:style-name="P5">имени первого Президента России Б. Н. Ельцина»</text:p>
      <text:p text:style-name="P6">ИРИТ-РТФ</text:p>
      <text:p text:style-name="P7">Центр ускоренного обучения</text:p>
      <text:p text:style-name="P8"> </text:p>
      <text:p text:style-name="P9"> </text:p>
      <text:p text:style-name="P10"> </text:p>
      <text:p text:style-name="P11"> </text:p>
      <text:p text:style-name="P12"> </text:p>
      <text:p text:style-name="P13"> </text:p>
      <text:p text:style-name="P14"> </text:p>
      <text:p text:style-name="P15"> </text:p>
      <text:p text:style-name="P16"><text:span text:style-name="T17">ОТЧЕТ ПО ЛАБОРАТОРНОЙ РАБОТЕ<text:s/></text:span><text:span text:style-name="T18">N</text:span><text:s/><text:span text:style-name="T19">2</text:span></text:p>
      <text:p text:style-name="P20"> </text:p>
      <text:p text:style-name="P21"><text:span text:style-name="T22">по дисциплине «</text:span><text:span text:style-name="T23">Язык и технология программирования</text:span><text:span text:style-name="T24">»</text:span></text:p>
      <text:p text:style-name="P25"> </text:p>
      <text:p text:style-name="P26"> </text:p>
      <text:p text:style-name="P27"><text:span text:style-name="T28">Тема: Знакомство с языком Java</text:span></text:p>
      <text:p text:style-name="P29"> </text:p>
      <text:p text:style-name="P30"> </text:p>
      <text:p text:style-name="P31"> </text:p>
      <text:p text:style-name="P32"> </text:p>
      <text:p text:style-name="P33"><text:span text:style-name="T34">Студент группы<text:s/></text:span><text:span text:style-name="T35">РИВ-170027у (</text:span><text:span text:style-name="T36">662</text:span><text:span text:style-name="T37">)</text:span><text:span text:style-name="T38">:</text:span><text:span text:style-name="T39"><text:tab/></text:span><text:span text:style-name="T40"><text:tab/></text:span><text:span text:style-name="T41"><text:tab/></text:span><text:span text:style-name="T42"><text:tab/></text:span><text:span text:style-name="T43">Э. Ю. Азымов</text:span></text:p>
      <text:p text:style-name="P44"><text:span text:style-name="T45">Преподаватель:<text:s/></text:span><text:span text:style-name="T46"><text:tab/>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С.</text:span><text:span text:style-name="T54"><text:s/></text:span><text:span text:style-name="T55">И.</text:span><text:span text:style-name="T56"><text:s/></text:span><text:span text:style-name="T57">Тимошенко,</text:span></text:p>
      <text:p text:style-name="P58"><text:span text:style-name="T59"><text:tab/></text:span><text:span text:style-name="T60"><text:tab/></text:span><text:span text:style-name="T61"><text:tab/></text:span><text:span text:style-name="T62"><text:tab/></text:span><text:span text:style-name="T63"><text:tab/></text:span><text:span text:style-name="T64"><text:tab/></text:span><text:span text:style-name="T65"><text:tab/></text:span><text:span text:style-name="T66"><text:tab/></text:span><text:span text:style-name="T67"><text:tab/></text:span><text:span text:style-name="T68"><text:tab/>доц., к.</text:span><text:span text:style-name="T69"><text:s/></text:span><text:span text:style-name="T70">т.</text:span><text:span text:style-name="T71"><text:s/></text:span><text:span text:style-name="T72">н.</text:span></text:p>
      <text:p text:style-name="P73"> </text:p>
      <text:p text:style-name="P74"> </text:p>
      <text:p text:style-name="P75"> </text:p>
      <text:p text:style-name="P76"> </text:p>
      <text:p text:style-name="P77"> </text:p>
      <text:p text:style-name="P78"/>
      <text:p text:style-name="P79"> </text:p>
      <text:p text:style-name="P80"><text:span text:style-name="T81">Екатеринбург 20</text:span><text:span text:style-name="T82">17</text:span></text:p>
      <text:soft-page-break/>
      <text:p text:style-name="P83">СОДЕРЖАНИЕ</text:p>
      <text:p text:style-name="P84"> </text:p>
      <text:p text:style-name="P85"><text:span text:style-name="T86">1<text:s/></text:span><text:span text:style-name="T87">Постановка задачи</text:span></text:p>
      <text:p text:style-name="P88"><text:span text:style-name="T89">В примере осуществляется поиск максимального элемента в массиве. Необходимо оформить в отдельный метод операторы, связанные с поиском максимального элемента.</text:span></text:p>
      <text:p text:style-name="P90"/>
      <text:p text:style-name="P91"><text:span text:style-name="T92">Переделать с языка<text:s/></text:span><text:span text:style-name="T93">Pascal</text:span><text:span text:style-name="T94"><text:s/>на<text:s/></text:span><text:span text:style-name="T95">Java</text:span><text:span text:style-name="T96"><text:s/>программу сортировки</text:span><text:span text:style-name="T97">. Интерактивный ввод массива данных заменить на объявление, определение и инициализацию. Сортировку оформить в отдельный метод с параметрами, который вызывается из метода<text:s/></text:span><text:span text:style-name="T98">main</text:span><text:span text:style-name="T99">.</text:span></text:p>
      <text:p text:style-name="P100">2 Анализ поставленной задачи</text:p>
      <text:p text:style-name="P101"><text:span text:style-name="T102">Задача легкая.</text:span></text:p>
      <text:p text:style-name="Textbody"> </text:p>
      <text:p text:style-name="P103">3 Описание исходных текстов программы</text:p>
      <text:p text:style-name="Textbody"><text:span text:style-name="T104">Класс</text:span><text:span text:style-name="T105"><text:s/>Maxim</text:span><text:span text:style-name="T106">:</text:span></text:p>
      <text:p text:style-name="P107"><text:span text:style-name="T108">package</text:span><text:span text:style-name="T109"><text:s/>lab_2;</text:span></text:p>
      <text:p text:style-name="P110"/>
      <text:p text:style-name="P111"><text:span text:style-name="T112">public</text:span><text:span text:style-name="T113"><text:s/></text:span><text:span text:style-name="T114">class</text:span><text:span text:style-name="T115"><text:s/>Maxim {</text:span></text:p>
      <text:p text:style-name="P116"><text:span text:style-name="T117"><text:tab/></text:span><text:span text:style-name="T118">public</text:span><text:span text:style-name="T119"><text:s/></text:span><text:span text:style-name="T120">static</text:span><text:span text:style-name="T121"><text:s/></text:span><text:span text:style-name="T122">void</text:span><text:span text:style-name="T123"><text:s/>main(String[]<text:s/></text:span><text:span text:style-name="T124">args</text:span><text:span text:style-name="T125">) {</text:span></text:p>
      <text:p text:style-name="P126"><text:span text:style-name="T127"><text:tab/></text:span><text:span text:style-name="T128"><text:tab/></text:span><text:span text:style-name="T129">int</text:span><text:span text:style-name="T130">[]<text:s/></text:span><text:span text:style-name="T131">array</text:span><text:span text:style-name="T132"><text:s/>= { 8, 3, 5, 1, 9 };</text:span></text:p>
      <text:p text:style-name="P133"/>
      <text:p text:style-name="P134"><text:span text:style-name="T135"><text:tab/></text:span><text:span text:style-name="T136"><text:tab/>System.</text:span><text:span text:style-name="T137">out</text:span><text:span text:style-name="T138">.println(</text:span><text:span text:style-name="T139">"Max = "</text:span><text:span text:style-name="T140"><text:s/>+<text:s/></text:span><text:span text:style-name="T141">getMax</text:span><text:span text:style-name="T142">(</text:span><text:span text:style-name="T143">array</text:span><text:span text:style-name="T144">));</text:span></text:p>
      <text:p text:style-name="P145"><text:span text:style-name="T146"><text:tab/>}</text:span></text:p>
      <text:p text:style-name="P147"><text:span text:style-name="T148"><text:tab/></text:span></text:p>
      <text:p text:style-name="P149"><text:span text:style-name="T150"><text:tab/></text:span><text:span text:style-name="T151">public</text:span><text:span text:style-name="T152"><text:s/></text:span><text:span text:style-name="T153">static</text:span><text:span text:style-name="T154"><text:s/></text:span><text:span text:style-name="T155">int</text:span><text:span text:style-name="T156"><text:s/>getMax(</text:span><text:span text:style-name="T157">int</text:span><text:span text:style-name="T158">[]<text:s/></text:span><text:span text:style-name="T159">array</text:span><text:span text:style-name="T160">)</text:span></text:p>
      <text:p text:style-name="P161"><text:span text:style-name="T162"><text:tab/>{</text:span></text:p>
      <text:p text:style-name="P163"><text:span text:style-name="T164"><text:tab/></text:span><text:span text:style-name="T165"><text:tab/></text:span><text:span text:style-name="T166">int</text:span><text:span text:style-name="T167"><text:s/></text:span><text:span text:style-name="T168">result</text:span><text:span text:style-name="T169"><text:s/>=<text:s/></text:span><text:span text:style-name="T170">array</text:span><text:span text:style-name="T171">[0];</text:span></text:p>
      <text:p text:style-name="P172"><text:span text:style-name="T173"><text:tab/></text:span><text:span text:style-name="T174"><text:tab/></text:span></text:p>
      <text:p text:style-name="P175"><text:span text:style-name="T176"><text:tab/></text:span><text:span text:style-name="T177"><text:tab/></text:span><text:span text:style-name="T178">for</text:span><text:span text:style-name="T179"><text:s/>(</text:span><text:span text:style-name="T180">int</text:span><text:span text:style-name="T181"><text:s/></text:span><text:span text:style-name="T182">element</text:span><text:span text:style-name="T183">:<text:s/></text:span><text:span text:style-name="T184">array</text:span><text:span text:style-name="T185">)</text:span></text:p>
      <text:p text:style-name="P186"><text:span text:style-name="T187"><text:tab/></text:span><text:span text:style-name="T188"><text:tab/>{</text:span></text:p>
      <text:p text:style-name="P189"><text:span text:style-name="T190"><text:tab/></text:span><text:span text:style-name="T191"><text:tab/></text:span><text:span text:style-name="T192"><text:tab/></text:span><text:span text:style-name="T193">if</text:span><text:span text:style-name="T194"><text:s/>(</text:span><text:span text:style-name="T195">element</text:span><text:span text:style-name="T196"><text:s/>&gt;<text:s/></text:span><text:span text:style-name="T197">result</text:span><text:span text:style-name="T198">)</text:span></text:p>
      <text:p text:style-name="P199"><text:span text:style-name="T200"><text:tab/></text:span><text:span text:style-name="T201"><text:tab/></text:span><text:span text:style-name="T202"><text:tab/></text:span><text:span text:style-name="T203"><text:tab/></text:span><text:span text:style-name="T204">result</text:span><text:span text:style-name="T205"><text:s/>=<text:s/></text:span><text:span text:style-name="T206">element</text:span><text:span text:style-name="T207">;</text:span></text:p>
      <text:p text:style-name="P208"><text:span text:style-name="T209"><text:tab/></text:span><text:span text:style-name="T210"><text:tab/></text:span><text:span text:style-name="T211">}</text:span></text:p>
      <text:p text:style-name="P212"><text:span text:style-name="T213"><text:tab/></text:span><text:span text:style-name="T214"><text:tab/></text:span></text:p>
      <text:p text:style-name="P215"><text:span text:style-name="T216"><text:tab/></text:span><text:span text:style-name="T217"><text:tab/></text:span><text:span text:style-name="T218">return</text:span><text:span text:style-name="T219"><text:s/></text:span><text:span text:style-name="T220">result</text:span><text:span text:style-name="T221">;</text:span></text:p>
      <text:p text:style-name="P222"><text:span text:style-name="T223"><text:tab/>}</text:span></text:p>
      <text:p text:style-name="P224"><text:span text:style-name="T225">}</text:span></text:p>
      <text:p text:style-name="P226">10101<text:s/></text:p>
      <text:p text:style-name="Textbody"><text:span text:style-name="T227">Класс</text:span><text:span text:style-name="T228"><text:s/></text:span><text:span text:style-name="T229">p_sort</text:span><text:span text:style-name="T230">:</text:span></text:p>
      <text:p text:style-name="P231"><text:span text:style-name="T232">package</text:span><text:span text:style-name="T233"><text:s/>lab_2;</text:span></text:p>
      <text:p text:style-name="P234"/>
      <text:p text:style-name="P235"><text:span text:style-name="T236">import</text:span><text:span text:style-name="T237"><text:s/>java.util.Arrays;</text:span></text:p>
      <text:p text:style-name="P238"/>
      <text:p text:style-name="P239"><text:span text:style-name="T240">public</text:span><text:span text:style-name="T241"><text:s/></text:span><text:span text:style-name="T242">class</text:span><text:span text:style-name="T243"><text:s/>p_sort {</text:span></text:p>
      <text:p text:style-name="P244"/>
      <text:p text:style-name="P245"><text:span text:style-name="T246"><text:tab/></text:span><text:span text:style-name="T247">public</text:span><text:span text:style-name="T248"><text:s/></text:span><text:span text:style-name="T249">static</text:span><text:span text:style-name="T250"><text:s/></text:span><text:span text:style-name="T251">void</text:span><text:span text:style-name="T252"><text:s/>main(String[]<text:s/></text:span><text:span text:style-name="T253">args</text:span><text:span text:style-name="T254">)</text:span></text:p>
      <text:soft-page-break/>
      <text:p text:style-name="P255"><text:span text:style-name="T256"><text:tab/>{</text:span></text:p>
      <text:p text:style-name="P257"><text:span text:style-name="T258"><text:tab/></text:span><text:span text:style-name="T259"><text:tab/></text:span><text:span text:style-name="T260">double</text:span><text:span text:style-name="T261">[]<text:s/></text:span><text:span text:style-name="T262">array</text:span><text:span text:style-name="T263"><text:s/>= { 9, 8, 7, 6, 5, 4, 3, 2, 1 };</text:span></text:p>
      <text:p text:style-name="P264"><text:span text:style-name="T265"><text:tab/></text:span><text:span text:style-name="T266"><text:tab/>String[]<text:s/></text:span><text:span text:style-name="T267">strings</text:span><text:span text:style-name="T268"><text:s/>= {<text:s/></text:span><text:span text:style-name="T269">"d"</text:span><text:span text:style-name="T270">,<text:s/></text:span><text:span text:style-name="T271">"c"</text:span><text:span text:style-name="T272">,<text:s/></text:span><text:span text:style-name="T273">"b"</text:span><text:span text:style-name="T274">,<text:s/></text:span><text:span text:style-name="T275">"a"</text:span><text:span text:style-name="T276"><text:s/>};</text:span></text:p>
      <text:p text:style-name="P277"><text:span text:style-name="T278"><text:tab/></text:span><text:span text:style-name="T279"><text:tab/>String[]<text:s/></text:span><text:span text:style-name="T280">sortedArray</text:span><text:span text:style-name="T281"><text:s/>=<text:s/></text:span><text:span text:style-name="T282">sortStrings</text:span><text:span text:style-name="T283">(</text:span><text:span text:style-name="T284">strings</text:span><text:span text:style-name="T285">);</text:span></text:p>
      <text:p text:style-name="P286"><text:span text:style-name="T287"><text:tab/></text:span><text:span text:style-name="T288"><text:tab/></text:span></text:p>
      <text:p text:style-name="P289"><text:span text:style-name="T290"><text:tab/></text:span><text:span text:style-name="T291"><text:tab/>System.</text:span><text:span text:style-name="T292">out</text:span><text:span text:style-name="T293">.println(Arrays.</text:span><text:span text:style-name="T294">toString</text:span><text:span text:style-name="T295">(</text:span><text:span text:style-name="T296">sortedArray</text:span><text:span text:style-name="T297">));</text:span></text:p>
      <text:p text:style-name="P298"><text:span text:style-name="T299"><text:tab/>}</text:span></text:p>
      <text:p text:style-name="P300"><text:span text:style-name="T301"><text:tab/></text:span></text:p>
      <text:p text:style-name="P302"><text:span text:style-name="T303"><text:tab/></text:span><text:span text:style-name="T304">public</text:span><text:span text:style-name="T305"><text:s/></text:span><text:span text:style-name="T306">static</text:span><text:span text:style-name="T307"><text:s/></text:span><text:span text:style-name="T308">double</text:span><text:span text:style-name="T309">[] sort(</text:span><text:span text:style-name="T310">double</text:span><text:span text:style-name="T311">[]<text:s/></text:span><text:span text:style-name="T312">array</text:span><text:span text:style-name="T313">)</text:span></text:p>
      <text:p text:style-name="P314"><text:span text:style-name="T315"><text:tab/>{</text:span></text:p>
      <text:p text:style-name="P316"><text:span text:style-name="T317"><text:tab/></text:span><text:span text:style-name="T318"><text:tab/></text:span><text:span text:style-name="T319">double</text:span><text:span text:style-name="T320"><text:s/></text:span><text:span text:style-name="T321">temp</text:span><text:span text:style-name="T322">;</text:span></text:p>
      <text:p text:style-name="P323"><text:span text:style-name="T324"><text:tab/></text:span><text:span text:style-name="T325"><text:tab/></text:span><text:span text:style-name="T326">int</text:span><text:span text:style-name="T327"><text:s/></text:span><text:span text:style-name="T328">length</text:span><text:span text:style-name="T329"><text:s/>=<text:s/></text:span><text:span text:style-name="T330">array</text:span><text:span text:style-name="T331">.</text:span><text:span text:style-name="T332">length</text:span><text:span text:style-name="T333">;</text:span></text:p>
      <text:p text:style-name="P334"/>
      <text:p text:style-name="P335"><text:span text:style-name="T336"><text:tab/></text:span><text:span text:style-name="T337"><text:tab/></text:span><text:span text:style-name="T338">for</text:span><text:span text:style-name="T339"><text:s/>(</text:span><text:span text:style-name="T340">int</text:span><text:span text:style-name="T341"><text:s/></text:span><text:span text:style-name="T342">supIndex</text:span><text:span text:style-name="T343"><text:s/>= 0;<text:s/></text:span><text:span text:style-name="T344">supIndex</text:span><text:span text:style-name="T345"><text:s/>&lt;<text:s/></text:span><text:span text:style-name="T346">length</text:span><text:span text:style-name="T347">;<text:s/></text:span><text:span text:style-name="T348">supIndex</text:span><text:span text:style-name="T349">++)</text:span></text:p>
      <text:p text:style-name="P350"><text:span text:style-name="T351"><text:tab/></text:span><text:span text:style-name="T352"><text:tab/>{</text:span></text:p>
      <text:p text:style-name="P353"><text:span text:style-name="T354"><text:tab/></text:span><text:span text:style-name="T355"><text:tab/></text:span><text:span text:style-name="T356"><text:tab/></text:span><text:span text:style-name="T357">for</text:span><text:span text:style-name="T358"><text:s/>(</text:span><text:span text:style-name="T359">int</text:span><text:span text:style-name="T360"><text:s/></text:span><text:span text:style-name="T361">subIndex</text:span><text:span text:style-name="T362"><text:s/>= 0;<text:s/></text:span><text:span text:style-name="T363">subIndex</text:span><text:span text:style-name="T364"><text:s/>&lt;<text:s/></text:span><text:span text:style-name="T365">length</text:span><text:span text:style-name="T366"><text:s/>- 1;<text:s/></text:span><text:span text:style-name="T367">subIndex</text:span><text:span text:style-name="T368">++)</text:span></text:p>
      <text:p text:style-name="P369"><text:span text:style-name="T370"><text:tab/></text:span><text:span text:style-name="T371"><text:tab/></text:span><text:span text:style-name="T372"><text:tab/>{</text:span></text:p>
      <text:p text:style-name="P373"><text:span text:style-name="T374"><text:tab/></text:span><text:span text:style-name="T375"><text:tab/></text:span><text:span text:style-name="T376"><text:tab/></text:span><text:span text:style-name="T377"><text:tab/></text:span><text:span text:style-name="T378">if</text:span><text:span text:style-name="T379"><text:s/>(</text:span><text:span text:style-name="T380">array</text:span><text:span text:style-name="T381">[</text:span><text:span text:style-name="T382">subIndex</text:span><text:span text:style-name="T383">] &gt;<text:s/></text:span><text:span text:style-name="T384">array</text:span><text:span text:style-name="T385">[</text:span><text:span text:style-name="T386">subIndex</text:span><text:span text:style-name="T387"><text:s/>+ 1])</text:span></text:p>
      <text:p text:style-name="P388"><text:span text:style-name="T389"><text:tab/></text:span><text:span text:style-name="T390"><text:tab/></text:span><text:span text:style-name="T391"><text:tab/></text:span><text:span text:style-name="T392"><text:tab/>{</text:span></text:p>
      <text:p text:style-name="P393"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temp</text:span><text:span text:style-name="T400"><text:s/>=<text:s/></text:span><text:span text:style-name="T401">array</text:span><text:span text:style-name="T402">[</text:span><text:span text:style-name="T403">subIndex</text:span><text:span text:style-name="T404">];</text:span></text:p>
      <text:p text:style-name="P405"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array</text:span><text:span text:style-name="T412">[</text:span><text:span text:style-name="T413">subIndex</text:span><text:span text:style-name="T414">] =<text:s/></text:span><text:span text:style-name="T415">array</text:span><text:span text:style-name="T416">[</text:span><text:span text:style-name="T417">subIndex</text:span><text:span text:style-name="T418"><text:s/>+ 1];</text:span></text:p>
      <text:p text:style-name="P419"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array</text:span><text:span text:style-name="T426">[</text:span><text:span text:style-name="T427">subIndex</text:span><text:span text:style-name="T428"><text:s/>+ 1] =<text:s/></text:span><text:span text:style-name="T429">temp</text:span><text:span text:style-name="T430">;</text:span></text:p>
      <text:p text:style-name="P431"><text:span text:style-name="T432"><text:tab/></text:span><text:span text:style-name="T433"><text:tab/></text:span><text:span text:style-name="T434"><text:tab/></text:span><text:span text:style-name="T435"><text:tab/>}</text:span></text:p>
      <text:p text:style-name="P436"><text:span text:style-name="T437"><text:tab/></text:span><text:span text:style-name="T438"><text:tab/></text:span><text:span text:style-name="T439"><text:tab/>}</text:span></text:p>
      <text:p text:style-name="P440"><text:span text:style-name="T441"><text:tab/></text:span><text:span text:style-name="T442"><text:tab/>}</text:span></text:p>
      <text:p text:style-name="P443"/>
      <text:p text:style-name="P444"><text:span text:style-name="T445"><text:tab/></text:span><text:span text:style-name="T446"><text:tab/></text:span><text:span text:style-name="T447">return</text:span><text:span text:style-name="T448"><text:s/></text:span><text:span text:style-name="T449">array</text:span><text:span text:style-name="T450">;</text:span></text:p>
      <text:p text:style-name="P451"><text:span text:style-name="T452"><text:tab/>}</text:span></text:p>
      <text:p text:style-name="P453"><text:span text:style-name="T454"><text:tab/></text:span></text:p>
      <text:p text:style-name="P455"><text:span text:style-name="T456"><text:tab/></text:span><text:span text:style-name="T457">public</text:span><text:span text:style-name="T458"><text:s/></text:span><text:span text:style-name="T459">static</text:span><text:span text:style-name="T460"><text:s/>String[] sortStrings(String[]<text:s/></text:span><text:span text:style-name="T461">array</text:span><text:span text:style-name="T462">)</text:span></text:p>
      <text:p text:style-name="P463"><text:span text:style-name="T464"><text:tab/>{</text:span></text:p>
      <text:p text:style-name="P465"><text:span text:style-name="T466"><text:tab/></text:span><text:span text:style-name="T467"><text:tab/>String<text:s/></text:span><text:span text:style-name="T468">temp</text:span><text:span text:style-name="T469">;</text:span></text:p>
      <text:p text:style-name="P470"><text:span text:style-name="T471"><text:tab/></text:span><text:span text:style-name="T472"><text:tab/></text:span><text:span text:style-name="T473">int</text:span><text:span text:style-name="T474"><text:s/></text:span><text:span text:style-name="T475">length</text:span><text:span text:style-name="T476"><text:s/>=<text:s/></text:span><text:span text:style-name="T477">array</text:span><text:span text:style-name="T478">.</text:span><text:span text:style-name="T479">length</text:span><text:span text:style-name="T480">;</text:span></text:p>
      <text:p text:style-name="P481"/>
      <text:p text:style-name="P482"><text:span text:style-name="T483"><text:tab/></text:span><text:span text:style-name="T484"><text:tab/></text:span><text:span text:style-name="T485">for</text:span><text:span text:style-name="T486"><text:s/>(</text:span><text:span text:style-name="T487">int</text:span><text:span text:style-name="T488"><text:s/></text:span><text:span text:style-name="T489">supIndex</text:span><text:span text:style-name="T490"><text:s/>= 0;<text:s/></text:span><text:span text:style-name="T491">supIndex</text:span><text:span text:style-name="T492"><text:s/>&lt;<text:s/></text:span><text:span text:style-name="T493">length</text:span><text:span text:style-name="T494">;<text:s/></text:span><text:span text:style-name="T495">supIndex</text:span><text:span text:style-name="T496">++)</text:span></text:p>
      <text:p text:style-name="P497"><text:span text:style-name="T498"><text:tab/></text:span><text:span text:style-name="T499"><text:tab/>{</text:span></text:p>
      <text:p text:style-name="P500"><text:span text:style-name="T501"><text:tab/></text:span><text:span text:style-name="T502"><text:tab/></text:span><text:span text:style-name="T503"><text:tab/></text:span><text:span text:style-name="T504">for</text:span><text:span text:style-name="T505"><text:s/>(</text:span><text:span text:style-name="T506">int</text:span><text:span text:style-name="T507"><text:s/></text:span><text:span text:style-name="T508">subIndex</text:span><text:span text:style-name="T509"><text:s/>= 0;<text:s/></text:span><text:span text:style-name="T510">subIndex</text:span><text:span text:style-name="T511"><text:s/>&lt;<text:s/></text:span><text:span text:style-name="T512">length</text:span><text:span text:style-name="T513"><text:s/>- 1;<text:s/></text:span><text:span text:style-name="T514">subIndex</text:span><text:span text:style-name="T515">++)</text:span></text:p>
      <text:p text:style-name="P516"><text:span text:style-name="T517"><text:tab/></text:span><text:span text:style-name="T518"><text:tab/></text:span><text:span text:style-name="T519"><text:tab/>{</text:span></text:p>
      <text:p text:style-name="P520"><text:span text:style-name="T521"><text:tab/></text:span><text:span text:style-name="T522"><text:tab/></text:span><text:span text:style-name="T523"><text:tab/></text:span><text:span text:style-name="T524"><text:tab/></text:span><text:span text:style-name="T525">if</text:span><text:span text:style-name="T526"><text:s/>(</text:span><text:span text:style-name="T527">array</text:span><text:span text:style-name="T528">[</text:span><text:span text:style-name="T529">subIndex</text:span><text:span text:style-name="T530">].compareTo(</text:span><text:span text:style-name="T531">array</text:span><text:span text:style-name="T532">[</text:span><text:span text:style-name="T533">subIndex</text:span><text:span text:style-name="T534"><text:s/>+ 1]) &gt; 0)</text:span></text:p>
      <text:p text:style-name="P535"><text:span text:style-name="T536"><text:tab/></text:span><text:span text:style-name="T537"><text:tab/></text:span><text:span text:style-name="T538"><text:tab/></text:span><text:span text:style-name="T539"><text:tab/>{</text:span></text:p>
      <text:p text:style-name="P540"><text:span text:style-name="T541"><text:tab/></text:span><text:span text:style-name="T542"><text:tab/></text:span><text:span text:style-name="T543"><text:tab/></text:span><text:span text:style-name="T544"><text:tab/></text:span><text:span text:style-name="T545"><text:tab/></text:span><text:span text:style-name="T546">temp</text:span><text:span text:style-name="T547"><text:s/>=<text:s/></text:span><text:span text:style-name="T548">array</text:span><text:span text:style-name="T549">[</text:span><text:span text:style-name="T550">subIndex</text:span><text:span text:style-name="T551">];</text:span></text:p>
      <text:p text:style-name="P552"><text:span text:style-name="T553"><text:tab/></text:span><text:span text:style-name="T554"><text:tab/></text:span><text:span text:style-name="T555"><text:tab/></text:span><text:span text:style-name="T556"><text:tab/></text:span><text:span text:style-name="T557"><text:tab/></text:span><text:span text:style-name="T558">array</text:span><text:span text:style-name="T559">[</text:span><text:span text:style-name="T560">subIndex</text:span><text:span text:style-name="T561">] =<text:s/></text:span><text:span text:style-name="T562">array</text:span><text:span text:style-name="T563">[</text:span><text:span text:style-name="T564">subIndex</text:span><text:span text:style-name="T565"><text:s/>+ 1];</text:span></text:p>
      <text:p text:style-name="P566"><text:span text:style-name="T567"><text:tab/></text:span><text:span text:style-name="T568"><text:tab/></text:span><text:span text:style-name="T569"><text:tab/></text:span><text:span text:style-name="T570"><text:tab/></text:span><text:span text:style-name="T571"><text:tab/></text:span><text:span text:style-name="T572">array</text:span><text:span text:style-name="T573">[</text:span><text:span text:style-name="T574">subIndex</text:span><text:span text:style-name="T575"><text:s/>+ 1] =<text:s/></text:span><text:span text:style-name="T576">temp</text:span><text:span text:style-name="T577">;</text:span></text:p>
      <text:p text:style-name="P578"><text:span text:style-name="T579"><text:tab/></text:span><text:span text:style-name="T580"><text:tab/></text:span><text:span text:style-name="T581"><text:tab/></text:span><text:span text:style-name="T582"><text:tab/>}</text:span></text:p>
      <text:p text:style-name="P583"><text:span text:style-name="T584"><text:tab/></text:span><text:span text:style-name="T585"><text:tab/></text:span><text:span text:style-name="T586"><text:tab/>}</text:span></text:p>
      <text:p text:style-name="P587"><text:span text:style-name="T588"><text:tab/></text:span><text:span text:style-name="T589"><text:tab/>}</text:span></text:p>
      <text:p text:style-name="P590"/>
      <text:p text:style-name="P591"><text:span text:style-name="T592"><text:tab/></text:span><text:span text:style-name="T593"><text:tab/></text:span><text:span text:style-name="T594">return</text:span><text:span text:style-name="T595"><text:s/></text:span><text:span text:style-name="T596">array</text:span><text:span text:style-name="T597">;</text:span></text:p>
      <text:p text:style-name="P598"><text:span text:style-name="T599"><text:tab/></text:span><text:span text:style-name="T600">}</text:span></text:p>
      <text:p text:style-name="P601"><text:span text:style-name="T602">}</text:span></text:p>
      <text:p text:style-name="Textbody"> </text:p>
      <text:p text:style-name="P603">Заключение</text:p>
      <text:p text:style-name="P604"><text:span text:style-name="T605">В процессе выполнения<text:s/></text:span><text:span text:style-name="T606">л</text:span><text:span text:style-name="T607">абораторной работы<text:s/></text:span><text:span text:style-name="T608">была вынесена функция нахождения максимального элемента в отдельный метод</text:span><text:span text:style-name="T609">.</text:span><text:span text:style-name="T610"><text:s/>Так же была переписана программа сортировки пузырьком с языка<text:s/></text:span><text:span text:style-name="T611">Pascal</text:span><text:span text:style-name="T612"><text:s/></text:span><text:span text:style-name="T613">на язык<text:s/></text:span><text:span text:style-name="T614">Java</text:span><text:span text:style-name="T615">, были реализованы два варианта метода</text:span><text:span text:style-name="T616">:</text:span><text:span text:style-name="T617"><text:s/>для вещественных чисел и для строк</text:span><text:span text:style-name="T618">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PGothi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Подзаголовок" style:display-name="Подзаголовок" style:family="paragraph" style:parent-style-name="Заголовок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Основнойтекст2" style:display-name="Основной текст 2" style:family="paragraph" style:parent-style-name="Обычный">
      <style:paragraph-properties style:text-autospace="none" fo:text-align="justify" style:vertical-align="auto" fo:margin-top="0.0416in" fo:text-indent="0.1944in"/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 fo:hyphenate="false"/>
    </style:style>
    <style:style style:name="Основнойтекст2Знак" style:display-name="Основной текст 2 Знак" style:family="text" style:parent-style-name="Основнойшрифтабзаца">
      <style:text-properties style:font-name-asian="Times New Roman" style:font-name-complex="Times New Roman" fo:font-size="10pt" style:font-size-asian="10pt" style:font-size-complex="10pt" fo:language="ru" fo:country="RU" style:language-asian="ru" style:country-asian="RU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09-04-16T11:32:00Z</meta:creation-date>
    <dc:date>2017-09-26T12:18:00Z</dc:date>
    <meta:template xlink:href="Normal" xlink:type="simple"/>
    <meta:editing-cycles>15</meta:editing-cycles>
    <meta:editing-duration>PT2100S</meta:editing-duration>
    <meta:user-defined meta:name="Info 1"/>
    <meta:user-defined meta:name="Info 2"/>
    <meta:user-defined meta:name="Info 3"/>
    <meta:user-defined meta:name="Info 4"/>
    <meta:document-statistic meta:page-count="3" meta:paragraph-count="5" meta:word-count="416" meta:character-count="2785" meta:row-count="19" meta:non-whitespace-character-count="2374"/>
  </office:meta>
</office:document-meta>
</file>